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38cb5" officeooo:paragraph-rsid="00138cb5"/>
    </style:style>
    <style:style style:name="P2" style:family="paragraph" style:parent-style-name="Text_20_body">
      <style:paragraph-properties fo:margin-left="0cm" fo:margin-right="0cm" fo:text-indent="0cm" style:auto-text-indent="false"/>
      <style:text-properties officeooo:rsid="00138cb5" officeooo:paragraph-rsid="00138cb5"/>
    </style:style>
    <style:style style:name="P3" style:family="paragraph" style:parent-style-name="Text_20_body">
      <style:text-properties officeooo:paragraph-rsid="00138cb5"/>
    </style:style>
    <style:style style:name="P4" style:family="paragraph" style:parent-style-name="Text_20_body">
      <style:text-properties fo:font-weight="bold" officeooo:paragraph-rsid="00138cb5" style:font-weight-asian="bold" style:font-weight-complex="bold"/>
    </style:style>
    <style:style style:name="P5" style:family="paragraph" style:parent-style-name="Text_20_body">
      <style:text-properties style:text-underline-style="none" officeooo:rsid="00138cb5" officeooo:paragraph-rsid="00138cb5"/>
    </style:style>
    <style:style style:name="P6" style:family="paragraph" style:parent-style-name="Text_20_body">
      <style:text-properties officeooo:rsid="00151189" officeooo:paragraph-rsid="00151189"/>
    </style:style>
    <style:style style:name="P7" style:family="paragraph" style:parent-style-name="Text_20_body">
      <style:text-properties officeooo:paragraph-rsid="00151189"/>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Contents_20_4">
      <style:paragraph-properties>
        <style:tab-stops>
          <style:tab-stop style:position="15.501cm" style:type="right" style:leader-style="dotted" style:leader-text="."/>
        </style:tab-stops>
      </style:paragraph-properties>
    </style:style>
    <style:style style:name="P10" style:family="paragraph" style:parent-style-name="Heading_20_3">
      <style:text-properties officeooo:paragraph-rsid="00138cb5"/>
    </style:style>
    <style:style style:name="P11" style:family="paragraph" style:parent-style-name="Heading_20_3">
      <style:text-properties officeooo:rsid="00138cb5" officeooo:paragraph-rsid="00138cb5"/>
    </style:style>
    <style:style style:name="P12" style:family="paragraph" style:parent-style-name="Heading_20_3">
      <style:paragraph-properties fo:break-before="page"/>
      <style:text-properties officeooo:rsid="00138cb5" officeooo:paragraph-rsid="00138cb5"/>
    </style:style>
    <style:style style:name="P13" style:family="paragraph" style:parent-style-name="Heading_20_3">
      <style:text-properties officeooo:rsid="00151189" officeooo:paragraph-rsid="00151189"/>
    </style:style>
    <style:style style:name="P14" style:family="paragraph" style:parent-style-name="Heading_20_4">
      <style:text-properties officeooo:rsid="00138cb5" officeooo:paragraph-rsid="00138cb5"/>
    </style:style>
    <style:style style:name="P15" style:family="paragraph" style:parent-style-name="Heading_20_4">
      <style:text-properties officeooo:rsid="00151189" officeooo:paragraph-rsid="00151189"/>
    </style:style>
    <style:style style:name="P16" style:family="paragraph" style:parent-style-name="Text_20_body" style:list-style-name="L1">
      <style:text-properties officeooo:paragraph-rsid="00138cb5"/>
    </style:style>
    <style:style style:name="P17" style:family="paragraph" style:parent-style-name="Text_20_body" style:list-style-name="L1">
      <style:text-properties officeooo:rsid="00138cb5" officeooo:paragraph-rsid="00138cb5"/>
    </style:style>
    <style:style style:name="P18" style:family="paragraph">
      <loext:graphic-properties draw:fill="none" draw:fill-color="#ffffff"/>
      <style:paragraph-properties style:writing-mode="lr-tb"/>
    </style:style>
    <style:style style:name="P19" style:family="paragraph">
      <style:paragraph-properties fo:text-align="center"/>
    </style:style>
    <style:style style:name="T1" style:family="text">
      <style:text-properties officeooo:rsid="00138cb5"/>
    </style:style>
    <style:style style:name="T2" style:family="text">
      <style:text-properties fo:color="#808080" loext:opacity="100%" officeooo:rsid="00138cb5"/>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color="#00a933" loext:opacity="100%" fo:font-weight="bold" style:font-weight-asian="bold" style:font-weight-complex="bold"/>
    </style:style>
    <style:style style:name="T6" style:family="text">
      <style:text-properties fo:color="#333333" loext:opacity="100%"/>
    </style:style>
    <style:style style:name="T7" style:family="text">
      <style:text-properties officeooo:rsid="00151189"/>
    </style:style>
    <style:style style:name="T8" style:family="text">
      <style:text-properties fo:font-size="10pt" style:font-size-asian="10pt"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51cm" svg:stroke-color="#000000" draw:fill="none" draw:fill-color="#ffffff" fo:min-height="5.3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width="0.051cm" svg:stroke-color="#00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8"><text:a xlink:type="simple" xlink:href="#__RefHeading___Toc511_2913474507" text:style-name="Index_20_Link" text:visited-style-name="Index_20_Link">1.Patrón de las funciones<text:tab/>2</text:a></text:p>
          <text:p text:style-name="P9"><text:a xlink:type="simple" xlink:href="#__RefHeading___Toc513_2913474507" text:style-name="Index_20_Link" text:visited-style-name="Index_20_Link"><text:s/>1.1 Explicacion<text:tab/>2</text:a></text:p>
          <text:p text:style-name="P8"><text:a xlink:type="simple" xlink:href="#__RefHeading___Toc515_2913474507" text:style-name="Index_20_Link" text:visited-style-name="Index_20_Link">2. Condiciones<text:tab/>3</text:a></text:p>
          <text:p text:style-name="P8"><text:a xlink:type="simple" xlink:href="#__RefHeading___Toc517_2913474507" text:style-name="Index_20_Link" text:visited-style-name="Index_20_Link">3. Excepciones<text:tab/>5</text:a></text:p>
          <text:p text:style-name="P8"><text:a xlink:type="simple" xlink:href="#__RefHeading___Toc519_2913474507" text:style-name="Index_20_Link" text:visited-style-name="Index_20_Link">4. Procedimientos<text:tab/>6</text:a></text:p>
          <text:p text:style-name="P9"><text:a xlink:type="simple" xlink:href="#__RefHeading___Toc521_2913474507" text:style-name="Index_20_Link" text:visited-style-name="Index_20_Link"><text:s/>4.1 Patrón<text:tab/>6</text:a></text:p>
          <text:p text:style-name="P9"><text:a xlink:type="simple" xlink:href="#__RefHeading___Toc523_2913474507" text:style-name="Index_20_Link" text:visited-style-name="Index_20_Link"><text:s/>4.2 Qué es raise notice?<text:tab/>6</text:a></text:p>
          <text:p text:style-name="P9"><text:a xlink:type="simple" xlink:href="#__RefHeading___Toc525_2913474507" text:style-name="Index_20_Link" text:visited-style-name="Index_20_Link"><text:s/>4.3 Raise notice<text:tab/>6</text:a></text:p>
          <text:p text:style-name="P8"><text:a xlink:type="simple" xlink:href="#__RefHeading___Toc527_2913474507" text:style-name="Index_20_Link" text:visited-style-name="Index_20_Link">5. For<text:tab/>7</text:a></text:p>
          <text:p text:style-name="P8"><text:a xlink:type="simple" xlink:href="#__RefHeading___Toc529_2913474507" text:style-name="Index_20_Link" text:visited-style-name="Index_20_Link">6. Como facer saltos de linea o de tabulación<text:tab/>8</text:a></text:p>
        </text:index-body>
      </text:table-of-content>
      <text:h text:style-name="P10" text:outline-level="3" text:is-list-header="true"/>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h text:style-name="P10" text:outline-level="3" text:is-list-header="true"><text:bookmark-start text:name="__RefHeading___Toc511_2913474507"/><text:span text:style-name="T1">1.Patrón de las funciones</text:span><text:bookmark-end text:name="__RefHeading___Toc511_2913474507"/></text:h>
      <text:p text:style-name="P3">CREATE or replace FUNCTION function_name(param_list)</text:p>
      <text:p text:style-name="P3"><text:span text:style-name="T1"><text:tab/></text:span>RETURNS return_type </text:p>
      <text:p text:style-name="P3"><text:tab/>LANGUAGE PLPGSQL</text:p>
      <text:p text:style-name="P3"><text:s text:c="4"/>AS </text:p>
      <text:p text:style-name="P3">$$ <text:s/></text:p>
      <text:p text:style-name="P3">DECLARE <text:s text:c="3"/></text:p>
      <text:p text:style-name="P3"><text:s/><text:span text:style-name="T2"><text:s/>--</text:span></text:p>
      <text:p text:style-name="P3">BEGIN</text:p>
      <text:p text:style-name="P3"><text:s/><text:span text:style-name="T1">--</text:span></text:p>
      <text:p text:style-name="P3"><text:s/>RETURN x; </text:p>
      <text:p text:style-name="P3">END;</text:p>
      <text:p text:style-name="P3"><text:soft-page-break/>$$;</text:p>
      <text:h text:style-name="P14" text:outline-level="4"><text:bookmark-start text:name="__RefHeading___Toc513_2913474507"/><text:tab/>1.1 Explicacion<text:bookmark-end text:name="__RefHeading___Toc513_2913474507"/></text:h>
      <text:p text:style-name="P1">En los parametros siempre se pone primero el nombre del parametro y despues el tipo de dato que es: <text:s/>nombreEquipo varchar.</text:p>
      <text:list xml:id="list2506756883" text:style-name="L1">
        <text:list-item>
          <text:p text:style-name="P16">CREATE or replace FUNCTION function_name(param_list)</text:p>
          <text:p text:style-name="P17">or replace --&gt; no es obligatorio ponerlo, pero es lo mejor por si despues quieres cambiar algo de la función. <text:s/>En param_list, irán los parámetros que dará el usuario(si lo precisa)</text:p>
        </text:list-item>
        <text:list-item>
          <text:p text:style-name="P16">RETURNS return_type</text:p>
          <text:p text:style-name="P17">poner que tipo va a retornar:</text:p>
          <text:list>
            <text:list-item>
              <text:p text:style-name="P17">integer</text:p>
            </text:list-item>
            <text:list-item>
              <text:p text:style-name="P17">varchar</text:p>
            </text:list-item>
          </text:list>
        </text:list-item>
        <text:list-item>
          <text:p text:style-name="P17">$$</text:p>
          <text:p text:style-name="P17">empieza la funcion</text:p>
        </text:list-item>
        <text:list-item>
          <text:p text:style-name="P17">DECLARE</text:p>
          <text:p text:style-name="P17">debajo del declare declaramos los atributos. Ej.: <text:s/><text:span text:style-name="T4">numeroJugadores</text:span> <text:span text:style-name="T5">integer</text:span></text:p>
        </text:list-item>
        <text:list-item>
          <text:p text:style-name="P17">BEGIN</text:p>
          <text:p text:style-name="P17">las funciones a realizar, son iguales a las consultas de psql pero añadiendo into ... : </text:p>
          <text:p text:style-name="P17">select count(*) into <text:span text:style-name="T4">numeroJugadores</text:span> from xogadores;</text:p>
        </text:list-item>
        <text:list-item>
          <text:p text:style-name="P17">RETURN x;</text:p>
          <text:p text:style-name="P17">En la x pondremos el atributo a devolver, en este caso sería numeroJugadores</text:p>
        </text:list-item>
        <text:list-item>
          <text:p text:style-name="P17">END;$$;</text:p>
          <text:p text:style-name="P17">La forma de decir que la función acaba</text:p>
        </text:list-item>
      </text:list>
      <text:p text:style-name="P1"/>
      <text:p text:style-name="P1"/>
      <text:p text:style-name="P1"/>
      <text:p text:style-name="P1"/>
      <text:p text:style-name="P1"/>
      <text:p text:style-name="P1"/>
      <text:p text:style-name="P1"/>
      <text:p text:style-name="P1"/>
      <text:p text:style-name="P1"/>
      <text:p text:style-name="P1"/>
      <text:h text:style-name="P11" text:outline-level="3"><text:bookmark-start text:name="__RefHeading___Toc515_2913474507"/><text:soft-page-break/>2. Condiciones<text:bookmark-end text:name="__RefHeading___Toc515_2913474507"/></text:h>
      <text:p text:style-name="P1">CREATE or replace FUNCTION fCompara(n1 integer, n2 integer)</text:p>
      <text:p text:style-name="P1"><text:tab/>RETURNS varchar</text:p>
      <text:p text:style-name="P1"><text:tab/>LANGUAGE PLPGSQL</text:p>
      <text:p text:style-name="P1"><text:s text:c="3"/>AS</text:p>
      <text:p text:style-name="P1">$$</text:p>
      <text:p text:style-name="P1">DECLARE</text:p>
      <text:p text:style-name="P1">x varchar;</text:p>
      <text:p text:style-name="P1">BEGIN</text:p>
      <text:p text:style-name="P1"><text:span text:style-name="T4"><text:s text:c="2"/>if n1=n2 then</text:span> <text:s text:c="18"/>--empieza la condicion:1º condicion</text:p>
      <text:p text:style-name="P1"><text:s text:c="11"/>x='los nº son iguales';<text:tab/><text:tab/>--muestra la 1 condicion</text:p>
      <text:p text:style-name="P2"><text:s text:c="11"/>else <text:tab/> <text:s text:c="22"/>--empieza la segunda condición, para hacer más if tienes que englobarlos <text:tab/><text:tab/> <text:s text:c="6"/>en los else</text:p>
      <text:p text:style-name="P1"><text:tab/>if n1&gt;n2 then <text:s text:c="6"/></text:p>
      <text:p text:style-name="P1"><text:tab/> <text:s text:c="4"/>x = n1 || '&gt;' || n2;</text:p>
      <text:p text:style-name="P1"><text:s text:c="2"/><text:tab/> <text:s text:c="10"/>else <text:s text:c="13"/>--3 condicion <text:s text:c="9"/><text:span text:style-name="T6"><text:s/>los || sería lo equivalente a java del + en el sout</text:span></text:p>
      <text:p text:style-name="P1"><text:s text:c="2"/><text:tab/> <text:s text:c="18"/>x = n1 || '&lt;' || n2;</text:p>
      <text:p text:style-name="P1"><text:tab/> end if; <text:s text:c="7"/>--hay que señalar cuando terminan todos los if</text:p>
      <text:p text:style-name="P1"><text:s text:c="3"/>end if;</text:p>
      <text:p text:style-name="P1"><text:s/>RETURN x;</text:p>
      <text:p text:style-name="P1">END;</text:p>
      <text:p text:style-name="P1">$$;</text:p>
      <text:p text:style-name="P5">A parte del <text:s text:c="7"/>if ---else---if---else---end if----end if<text:tab/>tambien está el if---elseif(o elsif)--end if:</text:p>
      <text:p text:style-name="P1">if n1=n2 then</text:p>
      <text:p text:style-name="P1"><text:tab/>x='los nº son iguales'</text:p>
      <text:p text:style-name="P1"><text:s/><text:span text:style-name="T4"><text:s/>elseif n1&gt;n2 then <text:s/></text:span><text:s text:c="15"/>--elseif funciona como el if pero sin tener qque cerrarlo</text:p>
      <text:p text:style-name="P1"><text:tab/>x = n1 || '&gt;' || n2;</text:p>
      <text:p text:style-name="P1">end if;</text:p>
      <text:p text:style-name="P1"/>
      <text:h text:style-name="P12" text:outline-level="3"><text:bookmark-start text:name="__RefHeading___Toc517_2913474507"/>3. Excepciones<text:bookmark-end text:name="__RefHeading___Toc517_2913474507"/></text:h>
      <text:p text:style-name="P3">CREATE or replace FUNCTION fMastresz(nome varchar)</text:p>
      <text:p text:style-name="P3"><text:tab/>RETURNS varchar</text:p>
      <text:p text:style-name="P3"><text:tab/>LANGUAGE PLPGSQL</text:p>
      <text:p text:style-name="P3"><text:s text:c="3"/>AS</text:p>
      <text:p text:style-name="P3">$$</text:p>
      <text:p text:style-name="P3">DECLARE</text:p>
      <text:p text:style-name="P3">e integer;</text:p>
      <text:p text:style-name="P3">f varchar;</text:p>
      <text:p text:style-name="P3">code varchar;</text:p>
      <text:p text:style-name="P3">BEGIN</text:p>
      <text:p text:style-name="P3"><text:span text:style-name="T1">--</text:span>STRICT es para que vaya a la excepcion, por si no existe ese nombre de equipo</text:p>
      <text:p text:style-name="P3"><draw:path text:anchor-type="paragraph" draw:z-index="0" draw:name="Curva de Bézier 1" draw:style-name="gr2" draw:text-style-name="P19" svg:width="11.4cm" svg:height="10.473cm" draw:transform="skewX (0.0366519142918809) rotate (-0.0893608577021097) translate (3.7320280889069cm -0.534362133146637cm)" svg:viewBox="0 0 11401 10474" svg:d="M8312 4c317-20 635 39 950 74 345 39 676 139 977 282 333 158 519 464 720 731 174 231 186 510 254 772 67 257 113 517 161 780 49 272 18 525 6 795-13 282-81 566-178 837-96 271-118 555-242 817-141 298-313 594-551 844-268 281-479 601-803 840-303 223-537 497-851 712-288 197-568 403-870 583-284 170-582 328-881 476-303 149-617 302-955 377-323 72-612 222-939 271-330 49-611 209-937 269-313 57-600 191-913 241-314 50-607 132-918 187-315 56-609 165-907 268-293 102-608 158-910 242l-307 52-218 20"><text:p/></draw:path><draw:frame text:anchor-type="paragraph" draw:z-index="1" draw:name="Marco de texto 1" draw:style-name="gr1" draw:text-style-name="P18" svg:width="4.165cm" svg:height="5.389cm" svg:x="14.73cm" svg:y="0.363cm"><draw:text-box><text:p>No existe el nombre del equipo?</text:p><text:p/><text:p>Pues salta a la excepcion</text:p></draw:text-box></draw:frame><text:s/>select codequ into <text:span text:style-name="T3">STRICT</text:span> code from equipo where nomequ=nome;</text:p>
      <text:p text:style-name="P3"><text:s/>select count(*) into e from xogador where codequ=code;</text:p>
      <text:p text:style-name="P3">if e=3 then</text:p>
      <text:p text:style-name="P3"><text:s text:c="3"/>f = nome || ' ten 3 jugadores';</text:p>
      <text:p text:style-name="P3">elseif e=0 then</text:p>
      <text:p text:style-name="P3"><text:s text:c="3"/>f = nome || ' ten 0 jugadores';</text:p>
      <text:p text:style-name="P3">elseif e&gt;3 then</text:p>
      <text:p text:style-name="P3"><text:s text:c="3"/>f = nome || ' ten mas de 3 jugadores';</text:p>
      <text:p text:style-name="P3">else</text:p>
      <text:p text:style-name="P3"><text:s text:c="3"/>f = nome || ' ten menos de 3 jugadores';</text:p>
      <text:p text:style-name="P3">end if;</text:p>
      <text:p text:style-name="P3"><text:s/>RETURN f;</text:p>
      <text:p text:style-name="P4">exception</text:p>
      <text:p text:style-name="P3"><text:s text:c="2"/>when no_data_found then</text:p>
      <text:p text:style-name="P3"><text:s/>f = nome || ' no existe';</text:p>
      <text:p text:style-name="P3"><text:s/><text:span text:style-name="T1">RETURN</text:span> f;</text:p>
      <text:p text:style-name="P3">END;</text:p>
      <text:p text:style-name="P3">$$;</text:p>
      <text:p text:style-name="P3"/>
      <text:p text:style-name="P3"/>
      <text:h text:style-name="P13" text:outline-level="3"><text:bookmark-start text:name="__RefHeading___Toc519_2913474507"/><text:soft-page-break/>4. Procedimientos<text:bookmark-end text:name="__RefHeading___Toc519_2913474507"/></text:h>
      <text:h text:style-name="P15" text:outline-level="4"><text:bookmark-start text:name="__RefHeading___Toc521_2913474507"/><text:tab/>4.1 Patrón<text:bookmark-end text:name="__RefHeading___Toc521_2913474507"/></text:h>
      <text:p text:style-name="P7">CREATE or replace procedure nomeProcedimiento (...)</text:p>
      <text:p text:style-name="P7"><text:s text:c="4"/>LANGUAGE PLPGSQL</text:p>
      <text:p text:style-name="P7"><text:s text:c="4"/>AS</text:p>
      <text:p text:style-name="P7">$$</text:p>
      <text:p text:style-name="P7">DECLARE</text:p>
      <text:p text:style-name="P7"><text:s text:c="2"/>x tipoDato;</text:p>
      <text:p text:style-name="P7">BEGIN</text:p>
      <text:p text:style-name="P7"><text:s text:c="3"/>--</text:p>
      <text:p text:style-name="P7"><text:s text:c="3"/>raise<text:span text:style-name="T7"> </text:span>notice 'o salario do xogador de codigo % é %', codigo,x;</text:p>
      <text:p text:style-name="P7"/>
      <text:p text:style-name="P7">end;</text:p>
      <text:p text:style-name="P7">$$;</text:p>
      <text:h text:style-name="Heading_20_4" text:outline-level="4"><text:bookmark-start text:name="__RefHeading___Toc523_2913474507"/><text:tab/><text:span text:style-name="T7">4.2 Qué es raise notice?</text:span><text:bookmark-end text:name="__RefHeading___Toc523_2913474507"/></text:h>
      <text:p text:style-name="P6"><text:tab/>Raise notice lo que hace é que se imprima texto más códigos o lo que quieras da tabla, para usar os elementos da tabla precísase usar : '%',elementoDaTabla;</text:p>
      <text:p text:style-name="P6">Se pos máis de un elemento da tabla terás que por máis dun %, que interpreta el elemento e despois da comilla por en orden os elementos deseados a ver.</text:p>
      <text:p text:style-name="P6"/>
      <text:h text:style-name="P15" text:outline-level="4"><text:bookmark-start text:name="__RefHeading___Toc525_2913474507"/><text:tab/>4.3 Raise notice<text:bookmark-end text:name="__RefHeading___Toc525_2913474507"/></text:h>
      <text:p text:style-name="P6"><text:tab/>Se queres imprimir varios elementos por exemplo que imprima o código e nome dos equipos, pódese facer de dúas formas que vaia imprimendo de un en un ou gardar todo nun elemento e imprimilo despois (esta última sería a máis óptima), para esta última precísase o for.</text:p>
      <text:p text:style-name="P6"><text:tab/>Para gardar todo nunha variable hai que ter en conta os nulos, xa que se hai un e o gardas na variable, vai gardar todo como null. Para isto precísanse facer if. No seguinte exemplo farase tamén un exemplo do for:</text:p>
      <text:p text:style-name="P6">--procedemento chamado pequipo que imprima o codigo e o nome de todos os equipos</text:p>
      <text:p text:style-name="P6">CREATE or replace procedure pequipos()</text:p>
      <text:p text:style-name="P6"><text:tab/>LANGUAGE PLPGSQL</text:p>
      <text:p text:style-name="P6"><text:tab/>AS</text:p>
      <text:p text:style-name="P6">$$ </text:p>
      <text:p text:style-name="P6">DECLARE</text:p>
      <text:p text:style-name="P6"><text:soft-page-break/><text:s text:c="2"/>fila record; filax record; --record es registro</text:p>
      <text:p text:style-name="P6"><text:s text:c="2"/>r varchar; <text:s/>c integer; <text:s/>d integer;</text:p>
      <text:p text:style-name="P6">BEGIN</text:p>
      <text:p text:style-name="P6">r=''; <text:tab/><text:tab/>--hai que inicializar a variable</text:p>
      <text:p text:style-name="P6">FOR fila IN select * from equipo order by codequ LOOP -- despois do for precísase por un registro</text:p>
      <text:p text:style-name="P6"><text:s text:c="2"/>c = 0;d = 0; <text:span text:style-name="T8">--son contadores, c para a suma total dos salarios, d para a conta de xogadores por equipo</text:span></text:p>
      <text:p text:style-name="P6"><text:s text:c="2"/>r = r || E'\n' || fila.codequ || ', ' || fila.nomequ; <text:s/>--gardase o codigo e o nome do equipo</text:p>
      <text:p text:style-name="P6"><text:s text:c="5"/>FOR filax IN select * from xogador where codequ=fila.codequ LOOP</text:p>
      <text:p text:style-name="P6"><text:s text:c="9"/>r = r || E'\n' || E'\t' || filax.codx || ', ' || filax.nomx; <text:s/><text:span text:style-name="T8">--gardase todos os codigos e nomes dos xogadores</text:span></text:p>
      <text:p text:style-name="P6"><text:s text:c="9"/>if filax.salario is null then</text:p>
      <text:p text:style-name="P6"><text:s text:c="9"/><text:tab/>r = r || ', salario nulo'; <text:s text:c="7"/>--para que ao imprimir non dé nulo</text:p>
      <text:p text:style-name="P6"><text:s text:c="12"/>else</text:p>
      <text:p text:style-name="P6"><text:s text:c="9"/><text:tab/>r = r || ', ' || filax.salario;</text:p>
      <text:p text:style-name="P6"><text:s text:c="9"/><text:tab/>c = c + filax.salario;</text:p>
      <text:p text:style-name="P6"><text:s text:c="9"/>end if;</text:p>
      <text:p text:style-name="P6"><text:s text:c="9"/>d = d+1;</text:p>
      <text:p text:style-name="P6"><text:s text:c="5"/>END loop;</text:p>
      <text:p text:style-name="P6"><text:s text:c="7"/>if c = 0 then</text:p>
      <text:p text:style-name="P6"><text:s text:c="12"/>r = r || E'\n <text:s/>Salario gastado desconocido';</text:p>
      <text:p text:style-name="P6"><text:s text:c="9"/>else </text:p>
      <text:p text:style-name="P6"><text:s text:c="12"/>r = r || E'\n <text:s/>Salario gastado = ' || c;</text:p>
      <text:p text:style-name="P6"><text:s text:c="7"/>end if;</text:p>
      <text:p text:style-name="P6"><text:s text:c="7"/>if d = 0 then</text:p>
      <text:p text:style-name="P6"><text:s text:c="10"/>r = r || ' y no tiene jugadores';</text:p>
      <text:p text:style-name="P6"><text:s text:c="8"/>else</text:p>
      <text:p text:style-name="P6"><text:s text:c="10"/>r = r || ' y tiene ' <text:s/>|| d || ' jugadores';</text:p>
      <text:p text:style-name="P6"><text:s text:c="7"/>end if;</text:p>
      <text:p text:style-name="P6">END loop;</text:p>
      <text:p text:style-name="P6"><text:s/>raise notice '%',r; <text:s/>--imprímese todo o gardado en r</text:p>
      <text:p text:style-name="P6">END;$$;</text:p>
      <text:h text:style-name="P13" text:outline-level="3"><text:bookmark-start text:name="__RefHeading___Toc527_2913474507"/>5. For<text:bookmark-end text:name="__RefHeading___Toc527_2913474507"/></text:h>
      <text:p text:style-name="P6"><text:tab/>Para a realización dun for precísase empezar a expresión con FOR e terminala en LOOP <text:soft-page-break/>(sen punto e coma). Seguido da palabra for precísase por un rexistro, que se declara como record, exemplo: fila record;. Seguido disto poñese o que se quere facer, por exemplo gardar elementos nunha variable, condicions etc. Por último hai que por un END loop;</text:p>
      <text:p text:style-name="P6">Para ver un exemplo ir ao punto 4.3</text:p>
      <text:h text:style-name="P13" text:outline-level="3"><text:bookmark-start text:name="__RefHeading___Toc529_2913474507"/>6. Como facer saltos de linea o de tabulación<text:bookmark-end text:name="__RefHeading___Toc529_2913474507"/></text:h>
      <text:p text:style-name="P6">Retorno de linea: E'\n'</text:p>
      <text:p text:style-name="P6">Tabulación: E'\t'</text:p>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1-30T13:54:38.024829016</dc:date>
    <meta:editing-duration>PT53M28S</meta:editing-duration>
    <meta:editing-cycles>4</meta:editing-cycles>
    <meta:generator>LibreOffice/7.3.7.2$Linux_X86_64 LibreOffice_project/30$Build-2</meta:generator>
    <meta:document-statistic meta:table-count="0" meta:image-count="0" meta:object-count="0" meta:page-count="7" meta:paragraph-count="161" meta:word-count="1014" meta:character-count="5682" meta:non-whitespace-character-count="4393"/>
  </office:meta>
</office:document-meta>
</file>